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3.754cm"/>
    </style:style>
    <style:style style:name="co7" style:family="table-column">
      <style:table-column-properties fo:break-before="auto" style:column-width="4.191cm"/>
    </style:style>
    <style:style style:name="co8" style:family="table-column">
      <style:table-column-properties fo:break-before="auto" style:column-width="3.06cm"/>
    </style:style>
    <style:style style:name="co9" style:family="table-column">
      <style:table-column-properties fo:break-before="auto" style:column-width="3.007cm"/>
    </style:style>
    <style:style style:name="co10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3.6cm"/>
    </style:style>
    <style:style style:name="co12" style:family="table-column">
      <style:table-column-properties fo:break-before="auto" style:column-width="3.70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PV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<text:s/>send-sec</text:p>
          </table:table-cell>
          <table:table-cell office:value-type="string">
            <text:p><text:s/>request-s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</table:table-row>
      </table:table>
      <table:table table:name="PV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<text:s/>send-sec</text:p>
          </table:table-cell>
          <table:table-cell office:value-type="string">
            <text:p><text:s/>request-se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</table:table>
      <table:table table:name="Auswertu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HIP Performance Benchmarks (v40zlx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Object-Size (x 64bit)</text:p>
          </table:table-cell>
          <table:table-cell table:style-name="ce1" office:value-type="string">
            <text:p>PV-Send (s)</text:p>
          </table:table-cell>
          <table:table-cell table:style-name="ce1" office:value-type="string">
            <text:p>PV-Request (s)</text:p>
          </table:table-cell>
          <table:table-cell table:style-name="ce1" office:value-type="string">
            <text:p>PVT-Send (s)</text:p>
          </table:table-cell>
          <table:table-cell table:style-name="ce1" office:value-type="string">
            <text:p>PVT-Request (s)</text:p>
          </table:table-cell>
          <table:table-cell table:style-name="ce1" office:value-type="string">
            <text:p>Old SHIP-Channel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11">
            <text:p>311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number-columns-repeated="2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Auswertung.G40" table:end-x="3.514cm" table:end-y="0.106cm" draw:z-index="0" svg:width="16.516cm" svg:height="9.43cm" svg:x="0.138cm" svg:y="0.417cm">
              <draw:object draw:notify-on-update-of-ranges="Auswertung.B3:Auswertung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7">07.07.2006</text:date>, <text:time>20:19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Wolfgang Klingauf</meta:initial-creator>
    <meta:creation-date>2006-07-07T18:53:27</meta:creation-date>
    <dc:creator>Wolfgang Klingauf</dc:creator>
    <dc:date>2006-07-07T20:19:30</dc:date>
    <dc:language>de-DE</dc:language>
    <meta:editing-cycles>8</meta:editing-cycles>
    <meta:editing-duration>PT1H26M4S</meta:editing-duration>
    <meta:user-defined meta:name="Info 1"/>
    <meta:user-defined meta:name="Info 2"/>
    <meta:user-defined meta:name="Info 3"/>
    <meta:user-defined meta:name="Info 4"/>
    <meta:document-statistic meta:table-count="4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69999980926514pt" fo:font-weight="bold" style:font-family-asian="'Lucida Sans Unicode'" style:font-pitch-asian="variable" style:font-size-asian="17.5pt" style:font-family-complex="Tahoma" style:font-pitch-complex="variable" style:font-size-complex="17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19999980926514pt" style:font-family-asian="'Lucida Sans Unicode'" style:font-pitch-asian="variable" style:font-size-asian="9.39999961853027pt" style:font-family-complex="Tahoma" style:font-pitch-complex="variable" style:font-size-complex="9.3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19999980926514pt" style:font-family-asian="'Lucida Sans Unicode'" style:font-pitch-asian="variable" style:font-size-asian="9.39999961853027pt" style:font-family-complex="Tahoma" style:font-pitch-complex="variable" style:font-size-complex="9.39999961853027pt"/>
    </style:style>
    <style:style style:name="ch8" style:family="chart">
      <style:graphic-properties svg:stroke-color="#9999ff" draw:fill-color="#9999ff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9" style:family="chart">
      <style:graphic-properties svg:stroke-width="0.1cm" svg:stroke-color="#00ae00" draw:marker-start-width="0.35cm" draw:marker-end-width="0.35cm" draw:fill-color="#993366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10" style:family="chart">
      <style:graphic-properties svg:stroke-color="#ffffcc" draw:fill-color="#ffffcc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11" style:family="chart">
      <style:graphic-properties svg:stroke-width="0.1cm" svg:stroke-color="#993366" draw:marker-start-width="0.35cm" draw:marker-end-width="0.35cm" draw:fill-color="#ccffff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12" style:family="chart">
      <style:graphic-properties draw:stroke="none" draw:fill="solid" draw:fill-color="#e6e6ff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6.517cm" svg:height="9.431cm" chart:class="chart:line" chart:style-name="ch1">
        <chart:title svg:x="5.911cm" svg:y="0.188cm" chart:style-name="ch2">
          <text:p>SHIP Performance</text:p>
        </chart:title>
        <chart:legend chart:legend-position="end" svg:x="13.503cm" svg:y="3.842cm" chart:style-name="ch3"/>
        <chart:plot-area chart:style-name="ch4" table:cell-range-address="Auswertung.$B$3:.$F$16" chart:data-source-has-labels="both" chart:table-number-list="2" svg:x="0.33cm" svg:y="0.945cm" svg:width="12.514cm" svg:height="8.298cm">
          <chart:axis chart:dimension="x" chart:name="primary-x" chart:style-name="ch5">
            <chart:title svg:x="5.35cm" svg:y="8.884cm" chart:style-name="ch6">
              <text:p>Transaction Size (x 64bit)</text:p>
            </chart:title>
            <chart:categories table:cell-range-address="local-table.A2:.A14"/>
          </chart:axis>
          <chart:axis chart:dimension="y" chart:name="primary-y" chart:style-name="ch7">
            <chart:title svg:x="0.33cm" svg:y="5.193cm" chart:style-name="ch6">
              <text:p>Seconds</text:p>
            </chart:title>
            <chart:grid chart:class="major"/>
          </chart:axis>
          <chart:series chart:style-name="ch8">
            <chart:data-point chart:repeated="13"/>
          </chart:series>
          <chart:series chart:style-name="ch9">
            <chart:data-point chart:repeated="13"/>
          </chart:series>
          <chart:series chart:style-name="ch10">
            <chart:data-point chart:repeated="13"/>
          </chart:series>
          <chart:series chart:style-name="ch11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-Send (s)</text:p>
              </table:table-cell>
              <table:table-cell office:value-type="string">
                <text:p>PV-Request (s)</text:p>
              </table:table-cell>
              <table:table-cell office:value-type="string">
                <text:p>PVT-Send (s)</text:p>
              </table:table-cell>
              <table:table-cell office:value-type="string">
                <text:p>PVT-Request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1">
                <text:p>3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